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9.185cm"/>
    </style:style>
    <style:style style:name="co2" style:family="table-column">
      <style:table-column-properties fo:break-before="auto" style:column-width="5.539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language="en" fo:country="US"/>
    </style:style>
  </office:automatic-styles>
  <office:body>
    <office:spreadsheet>
      <table:table table:name="Feature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1022" table:default-cell-style-name="Default"/>
        <table:table-row table:style-name="ro1">
          <table:table-cell table:style-name="ce1" office:value-type="string">
            <text:p>Feature</text:p>
          </table:table-cell>
          <table:table-cell table:style-name="ce1" office:value-type="string">
            <text:p>Prototype status with Alfresco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Creating a Document Workspace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Checking out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Checking in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Checking in a document as a minor change</text:p>
          </table:table-cell>
          <table:table-cell office:value-type="string">
            <text:p>won't work with Alfresco</text:p>
          </table:table-cell>
          <table:table-cell table:number-columns-repeated="1022"/>
        </table:table-row>
        <table:table-row table:style-name="ro1">
          <table:table-cell office:value-type="string">
            <text:p>Get document (read-only)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Put document (without comment)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Listing versions of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Viewing a previous version of a document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Restoring a previous version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Adding document to a workspace (save as)</text:p>
          </table:table-cell>
          <table:table-cell office:value-type="string">
            <text:p>working</text:p>
          </table:table-cell>
          <table:table-cell table:number-columns-repeated="1022"/>
        </table:table-row>
        <table:table-row table:style-name="ro1">
          <table:table-cell office:value-type="string">
            <text:p>Managing workspace (add/remove users, change roles)</text:p>
          </table:table-cell>
          <table:table-cell office:value-type="string">
            <text:p>haven't tried</text:p>
          </table:table-cell>
          <table:table-cell table:number-columns-repeated="1022"/>
        </table:table-row>
        <table:table-row table:style-name="ro1">
          <table:table-cell office:value-type="string">
            <text:p>Deleting a version of a document</text:p>
          </table:table-cell>
          <table:table-cell office:value-type="string">
            <text:p>won't work with Alfresco</text:p>
          </table:table-cell>
          <table:table-cell table:number-columns-repeated="1022"/>
        </table:table-row>
        <table:table-row table:style-name="ro1">
          <table:table-cell office:value-type="string">
            <text:p>Deleting a document</text:p>
          </table:table-cell>
          <table:table-cell office:value-type="string">
            <text:p>to be implemented</text:p>
          </table:table-cell>
          <table:table-cell table:number-columns-repeated="1022"/>
        </table:table-row>
        <table:table-row table:style-name="ro1">
          <table:table-cell office:value-type="string">
            <text:p>Deleting a workspace</text:p>
          </table:table-cell>
          <table:table-cell office:value-type="string">
            <text:p>won't work with Alfresco</text:p>
          </table:table-cell>
          <table:table-cell table:number-columns-repeated="1022"/>
        </table:table-row>
        <table:table-row table:style-name="ro1">
          <table:table-cell office:value-type="string">
            <text:p>Managing tasks inside a workspace</text:p>
          </table:table-cell>
          <table:table-cell office:value-type="string">
            <text:p>haven't tried</text:p>
          </table:table-cell>
          <table:table-cell table:number-columns-repeated="102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7P0"/>
    </number:currency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21">2011.03.21</text:date>, <text:time>14:22:21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3-21T13:57:56</meta:creation-date>
    <dc:date>2011-03-21T14:22:21</dc:date>
    <meta:editing-duration>PT13M9S</meta:editing-duration>
    <meta:editing-cycles>9</meta:editing-cycles>
    <meta:generator>LibreOffice/3.3$Linux LibreOffice_project/330m19$Build-8</meta:generator>
    <meta:document-statistic meta:table-count="1" meta:cell-count="32" meta:object-count="0"/>
  </office:meta>
</office:document-meta>
</file>